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nuxtricks" svg:font-family="linuxtricks, 'Trebuchet MS', Verdana, 'Bitstream Vera Sans', Times, serif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6.503cm" table:align="left"/>
    </style:style>
    <style:style style:name="Tableau1.A" style:family="table-column">
      <style:table-column-properties style:column-width="4.3cm"/>
    </style:style>
    <style:style style:name="Tableau1.B" style:family="table-column">
      <style:table-column-properties style:column-width="12.203cm"/>
    </style:style>
    <style:style style:name="Tableau1.A1" style:family="table-cell">
      <style:table-cell-properties style:vertical-align="middle" fo:background-color="#4d4c50" fo:padding="0cm" fo:border="none">
        <style:background-image/>
      </style:table-cell-properties>
    </style:style>
    <style:style style:name="Tableau1.A2" style:family="table-cell">
      <style:table-cell-properties style:vertical-align="middle" fo:background-color="#ffffff" fo:padding-left="0.212cm" fo:padding-right="0cm" fo:padding-top="0.212cm" fo:padding-bottom="0cm" fo:border-left="0.05pt solid #d1d2d4" fo:border-right="none" fo:border-top="0.05pt solid #d1d2d4" fo:border-bottom="none">
        <style:background-image/>
      </style:table-cell-properties>
    </style:style>
    <style:style style:name="Tableau1.B2" style:family="table-cell">
      <style:table-cell-properties style:vertical-align="middle" fo:background-color="#ffffff" fo:padding-left="0.212cm" fo:padding-right="0.212cm" fo:padding-top="0.212cm" fo:padding-bottom="0cm" fo:border-left="0.05pt solid #d1d2d4" fo:border-right="0.05pt solid #d1d2d4" fo:border-top="0.05pt solid #d1d2d4" fo:border-bottom="none">
        <style:background-image/>
      </style:table-cell-properties>
    </style:style>
    <style:style style:name="Tableau1.A3" style:family="table-cell">
      <style:table-cell-properties style:vertical-align="middle" fo:background-color="#f5f5f5" fo:padding-left="0.212cm" fo:padding-right="0cm" fo:padding-top="0.212cm" fo:padding-bottom="0cm" fo:border-left="0.05pt solid #d1d2d4" fo:border-right="none" fo:border-top="0.05pt solid #d1d2d4" fo:border-bottom="none">
        <style:background-image/>
      </style:table-cell-properties>
    </style:style>
    <style:style style:name="Tableau1.B3" style:family="table-cell">
      <style:table-cell-properties style:vertical-align="middle" fo:background-color="#f5f5f5" fo:padding-left="0.212cm" fo:padding-right="0.212cm" fo:padding-top="0.212cm" fo:padding-bottom="0cm" fo:border-left="0.05pt solid #d1d2d4" fo:border-right="0.05pt solid #d1d2d4" fo:border-top="0.05pt solid #d1d2d4" fo:border-bottom="none">
        <style:background-image/>
      </style:table-cell-properties>
    </style:style>
    <style:style style:name="Tableau2" style:family="table">
      <style:table-properties style:width="16.503cm" table:align="left"/>
    </style:style>
    <style:style style:name="Tableau2.A" style:family="table-column">
      <style:table-column-properties style:column-width="8.401cm"/>
    </style:style>
    <style:style style:name="Tableau2.B" style:family="table-column">
      <style:table-column-properties style:column-width="8.102cm"/>
    </style:style>
    <style:style style:name="Tableau2.A1" style:family="table-cell">
      <style:table-cell-properties style:vertical-align="middle" fo:background-color="#f5f5f5" fo:padding-left="0.212cm" fo:padding-right="0cm" fo:padding-top="0.212cm" fo:padding-bottom="0cm" fo:border-left="0.05pt solid #d1d2d4" fo:border-right="none" fo:border-top="0.05pt solid #d1d2d4" fo:border-bottom="none">
        <style:background-image/>
      </style:table-cell-properties>
    </style:style>
    <style:style style:name="Tableau2.B1" style:family="table-cell">
      <style:table-cell-properties style:vertical-align="middle" fo:background-color="#f5f5f5" fo:padding-left="0.212cm" fo:padding-right="0.212cm" fo:padding-top="0.212cm" fo:padding-bottom="0cm" fo:border-left="0.05pt solid #d1d2d4" fo:border-right="0.05pt solid #d1d2d4" fo:border-top="0.05pt solid #d1d2d4" fo:border-bottom="none">
        <style:background-image/>
      </style:table-cell-properties>
    </style:style>
    <style:style style:name="Tableau2.A2" style:family="table-cell">
      <style:table-cell-properties style:vertical-align="middle" fo:background-color="#ffffff" fo:padding-left="0.212cm" fo:padding-right="0cm" fo:padding-top="0.212cm" fo:padding-bottom="0.212cm" fo:border-left="0.05pt solid #d1d2d4" fo:border-right="none" fo:border-top="0.05pt solid #d1d2d4" fo:border-bottom="0.05pt solid #d1d2d4">
        <style:background-image/>
      </style:table-cell-properties>
    </style:style>
    <style:style style:name="Tableau2.B2" style:family="table-cell">
      <style:table-cell-properties style:vertical-align="middle" fo:background-color="#ffffff" fo:padding="0.212cm" fo:border="0.75pt solid #d1d2d4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676a74" loext:opacity="100%" fo:font-size="9.75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76a74" loext:opacity="100%" fo:font-size="9.75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76a74" loext:opacity="100%" fo:font-size="9.75pt" officeooo:paragraph-rsid="000a55d4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76a74" loext:opacity="100%" fo:font-size="9.75pt" officeooo:rsid="000a55d4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76a74" loext:opacity="100%" fo:font-size="9.75pt" officeooo:rsid="000a55d4" officeooo:paragraph-rsid="000a55d4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e5e6e6" loext:opacity="100%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8e245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555555" loext:opacity="100%" style:font-name="linuxtricks" fo:font-size="9.7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555555" loext:opacity="100%" style:font-name="linuxtricks" fo:font-size="9.75pt" fo:letter-spacing="normal" fo:font-style="normal" fo:font-weight="normal" officeooo:paragraph-rsid="0008e245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555555" loext:opacity="100%" style:font-name="linuxtricks" fo:font-size="16.7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76a74" loext:opacity="100%" fo:font-size="9.75pt" officeooo:paragraph-rsid="000a55d4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76a74" loext:opacity="100%" fo:font-size="9.75pt" officeooo:rsid="000a55d4" officeooo:paragraph-rsid="000a55d4"/>
    </style:style>
    <style:style style:name="T1" style:family="text">
      <style:text-properties fo:font-variant="normal" fo:text-transform="none" fo:color="#555555" loext:opacity="100%" style:font-name="linuxtricks" fo:font-size="9.75pt" fo:letter-spacing="normal" fo:font-style="normal" fo:font-weight="normal"/>
    </style:style>
    <style:style style:name="T2" style:family="text">
      <style:text-properties fo:font-variant="normal" fo:text-transform="none" fo:color="#555555" loext:opacity="100%" style:font-name="linuxtricks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55555" loext:opacity="100%" style:font-name="linuxtricks" fo:font-size="9.75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color="#555555" loext:opacity="100%" fo:letter-spacing="normal"/>
    </style:style>
    <style:style style:name="T5" style:family="text">
      <style:text-properties fo:color="#676a74" loext:opacity="100%" fo:font-size="9.75pt"/>
    </style:style>
    <style:style style:name="T6" style:family="text">
      <style:text-properties fo:color="#676a74" loext:opacity="100%" fo:font-size="9.75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NVENTION DE DON DE MATÉRIEL INFORMATIQUE</text:p>
      <text:p text:style-name="P9"><text:line-break/><text:span text:style-name="T1">Entre d’une part,</text:span><text:line-break/><text:line-break/><text:span text:style-name="Strong_20_Emphasis"><text:span text:style-name="T2">..................................................................</text:span></text:span><text:span text:style-name="T1">, dont le siège social est situé : ................................................................................................…</text:span></text:p>
      <text:p text:style-name="P11">(n° SIRET .................................) représentée par son Responsable Informatique Mr …………………………………………………...</text:p>
      <text:p text:style-name="P9"><text:span text:style-name="Strong_20_Emphasis"><text:span text:style-name="T2">Ci-après dénommé « le donateur »</text:span></text:span><text:line-break/><text:line-break/><text:span text:style-name="T1">Et d'autre part,</text:span><text:line-break/><text:line-break/><text:span text:style-name="T1">L'association </text:span><text:span text:style-name="Strong_20_Emphasis"><text:span text:style-name="T2">..................................................................</text:span></text:span><text:span text:style-name="T4"> </text:span><text:span text:style-name="T1">dont le siège social est situé au : .................................................................................................................................... représentée par …………………………………………………...</text:span><text:line-break/><text:span text:style-name="Strong_20_Emphasis"><text:span text:style-name="T2">Ci-après dénommé « le bénéficiaire »</text:span></text:span><text:line-break/><text:line-break/><text:span text:style-name="T1">Il est convenu ce qui suit :</text:span><text:line-break/><text:line-break/><text:span text:style-name="Strong_20_Emphasis"><text:span text:style-name="T3">Article 1 : Objet de la convention</text:span></text:span><text:line-break/><text:line-break/><text:span text:style-name="T1">La présente convention a pour objet de fixer les conditions de la cession du matériel informatique cité à l’article 2 de la présente convention à l'association </text:span><text:span text:style-name="Strong_20_Emphasis"><text:span text:style-name="T2">.................................................................. « le bénéficiaire »</text:span></text:span><text:span text:style-name="T1">.</text:span><text:line-break/><text:line-break/><text:span text:style-name="Strong_20_Emphasis"><text:span text:style-name="T3">Article 2 – Désignation/Etat de l’équipement</text:span></text:span><text:line-break/><text:line-break/><text:span text:style-name="Strong_20_Emphasis"><text:span text:style-name="T2">..................................................................</text:span></text:span><text:span text:style-name="T4"> </text:span><text:span text:style-name="T1">par la présente convention, fait don à </text:span><text:span text:style-name="Strong_20_Emphasis"><text:span text:style-name="T2">..................................................................</text:span></text:span><text:span text:style-name="T4"> </text:span><text:span text:style-name="T1">du matériel informatique ci-dessous :</text:span></text:p>
      <text:p text:style-name="P11"/>
      <table:table table:name="Tableau1" table:style-name="Tableau1">
        <table:table-column table:style-name="Tableau1.A"/>
        <table:table-column table:style-name="Tableau1.B"/>
        <table:table-row table:style-name="TableLine2463962974400">
          <table:table-cell table:style-name="Tableau1.A1" office:value-type="string">
            <text:p text:style-name="P7">Numéro de série</text:p>
          </table:table-cell>
          <table:table-cell table:style-name="Tableau1.A1" office:value-type="string">
            <text:p text:style-name="P7">Description complète du matériel</text:p>
          </table:table-cell>
        </table:table-row>
        <table:table-row table:style-name="TableLine2463962967056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5"/>
          </table:table-cell>
        </table:table-row>
        <table:table-row table:style-name="TableLine2463962976848">
          <table:table-cell table:style-name="Tableau1.A3" office:value-type="string">
            <text:p text:style-name="P5"/>
          </table:table-cell>
          <table:table-cell table:style-name="Tableau1.B3" office:value-type="string">
            <text:p text:style-name="P3"/>
          </table:table-cell>
        </table:table-row>
        <table:table-row table:style-name="TableLine2463962972224"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3"/>
          </table:table-cell>
        </table:table-row>
        <table:table-row table:style-name="TableLine2463962976304">
          <table:table-cell table:style-name="Tableau1.A3" office:value-type="string">
            <text:p text:style-name="P5"/>
          </table:table-cell>
          <table:table-cell table:style-name="Tableau1.B3" office:value-type="string">
            <text:p text:style-name="P3"/>
          </table:table-cell>
        </table:table-row>
        <table:table-row table:style-name="TableLine2463962976032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/>
          </table:table-cell>
        </table:table-row>
        <table:table-row table:style-name="TableLine2463962977392"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2"/>
          </table:table-cell>
        </table:table-row>
        <table:table-row table:style-name="TableLine2463962973584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 table:style-name="TableLine2463962967328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3"/>
          </table:table-cell>
        </table:table-row>
      </table:table>
      <text:p text:style-name="P8"><text:line-break/><text:line-break/><text:span text:style-name="Strong_20_Emphasis"><text:span text:style-name="T3">Article 3 – Certification de propriété</text:span></text:span><text:line-break/><text:line-break/><text:span text:style-name="Strong_20_Emphasis"><text:span text:style-name="T2">Le donateur</text:span></text:span><text:span text:style-name="T4"> </text:span><text:span text:style-name="T1">certifie qu’il détient tous les droits et les pouvoirs de procéder à la donation du matériel informatique constituant le don.</text:span><text:line-break/><text:line-break/><text:span text:style-name="Strong_20_Emphasis"><text:span text:style-name="T3">Article 4 – Acceptation du don</text:span></text:span><text:line-break/><text:line-break/><text:soft-page-break/><text:span text:style-name="T1">Le don est réciproquement consenti et accepté par les deux parties dans le respect des conditions énoncées par la présente convention.</text:span><text:line-break/><text:line-break/><text:span text:style-name="Strong_20_Emphasis"><text:span text:style-name="T3">Article 5 – Conditions d’orientation du don</text:span></text:span><text:line-break/><text:line-break/><text:span text:style-name="Strong_20_Emphasis"><text:span text:style-name="T2">Le bénéficiaire</text:span></text:span><text:span text:style-name="T4"> </text:span><text:span text:style-name="T1">s'engage à :</text:span><text:line-break/><text:span text:style-name="T1">- Prendre en charge gratuitement le matériel donné,</text:span><text:line-break/><text:span text:style-name="T1">- Ne pas revendre le matériel</text:span><text:line-break/><text:span text:style-name="T1">- Faire détruire le matériel inutilisable de manière écologique.</text:span><text:line-break/><text:line-break/><text:span text:style-name="Strong_20_Emphasis"><text:span text:style-name="T2">Le donateur</text:span></text:span><text:span text:style-name="T4"> </text:span><text:span text:style-name="T1">s'engage à :</text:span><text:line-break/><text:span text:style-name="T1">- Ne pas facturer ou faire supporter de frais au bénéficiaire, pour l'enlèvement du matériel,</text:span><text:line-break/><text:span text:style-name="T1">- Donner le matériel sans contrepartie financière ni publicitaire,</text:span><text:line-break/><text:span text:style-name="T1">- Ne céder du matériel que si celui-ci lui appartient entièrement</text:span><text:line-break/><text:span text:style-name="T1">- Ne pas céder du matériel gagé ou immobilisé par une quelconque action administrative ou judiciaire,</text:span><text:line-break/><text:span text:style-name="T1">- Ne pas réclamer ou récupérer le matériel après donation, celui-ci devenant la propriété du bénéficiaire dès la signature de la convention,</text:span><text:line-break/><text:span text:style-name="T1">- Fournir si possible les documentations et renseignements minimum pour pouvoir remettre le matériel en service.</text:span><text:line-break/><text:line-break/><text:span text:style-name="Strong_20_Emphasis"><text:span text:style-name="T3">Article 6 – Transfert de propriété</text:span></text:span><text:line-break/><text:line-break/><text:span text:style-name="T1">Le transfert de propriété est effectif à la signature de la présente convention. Le donateur cède au bénéficiaire, la propriété pleine et exclusive du matériel informatique faisant l’objet de la présente convention.</text:span><text:line-break/><text:line-break/><text:line-break/><text:span text:style-name="T1">Fait en double exemplaire à ..................................................................... le .............................................................…</text:span></text:p>
      <text:p text:style-name="P10"/>
      <table:table table:name="Tableau2" table:style-name="Tableau2">
        <table:table-column table:style-name="Tableau2.A"/>
        <table:table-column table:style-name="Tableau2.B"/>
        <table:table-row table:style-name="TableLine2463962972768">
          <table:table-cell table:style-name="Tableau2.A1" office:value-type="string">
            <text:p text:style-name="P6"><text:span text:style-name="Strong_20_Emphasis"><text:span text:style-name="T6">Le donateur</text:span></text:span><text:span text:style-name="T5"><text:line-break/>nom, signature du responsable et cachet</text:span></text:p>
          </table:table-cell>
          <table:table-cell table:style-name="Tableau2.B1" office:value-type="string">
            <text:p text:style-name="P6"><text:span text:style-name="Strong_20_Emphasis"><text:span text:style-name="T6">Le bénéficiaire</text:span></text:span><text:span text:style-name="T5"><text:line-break/>nom, signature du responsable et cachet</text:span></text:p>
          </table:table-cell>
        </table:table-row>
        <table:table-row table:style-name="TableLine2463962978752">
          <table:table-cell table:style-name="Tableau2.A2" office:value-type="string">
            <text:p text:style-name="P2"><text:line-break/><text:line-break/><text:line-break/></text:p>
          </table:table-cell>
          <table:table-cell table:style-name="Tableau2.B2" office:value-type="string">
            <text:p text:style-name="P1"><text:line-break/><text:line-break/><text:line-break/></text:p>
          </table:table-cell>
        </table:table-row>
      </table:table>
      <text:section text:style-name="Sect1" text:name="more-element-sharing-container">
        <text:p text:style-name="P13"/>
      </text:section>
      <text:p text:style-name="P14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nuxtricks" svg:font-family="linuxtricks, 'Trebuchet MS', Verdana, 'Bitstream Vera Sans', Times, serif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1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1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1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7:26:44.224480904</meta:creation-date>
    <dc:date>2021-03-15T16:45:07.219000000</dc:date>
    <meta:editing-duration>PT13M18S</meta:editing-duration>
    <meta:editing-cycles>6</meta:editing-cycles>
    <meta:generator>LibreOffice/7.0.4.2$Windows_X86_64 LibreOffice_project/dcf040e67528d9187c66b2379df5ea4407429775</meta:generator>
    <meta:document-statistic meta:table-count="2" meta:image-count="0" meta:object-count="0" meta:page-count="2" meta:paragraph-count="12" meta:word-count="370" meta:character-count="3082" meta:non-whitespace-character-count="2688"/>
  </office:meta>
</office:document-meta>
</file>